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onospace" svg:font-family="monospace"/>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Japanese" svg:font-family="'Droid Sans Japan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5.92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style>
    <style:style style:name="Table2.A" style:family="table-column">
      <style:table-column-properties style:column-width="2.1875in"/>
    </style:style>
    <style:style style:name="Table2.B" style:family="table-column">
      <style:table-column-properties style:column-width="1.5in"/>
    </style:style>
    <style:style style:name="Table2.C" style:family="table-column">
      <style:table-column-properties style:column-width="1.506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61" style:family="table-row">
      <style:table-row-properties style:min-row-height="0.3097in"/>
    </style:style>
    <style:style style:name="P1" style:family="paragraph" style:parent-style-name="Table_20_Contents">
      <style:text-properties style:font-name="Droid Sans Japanese" style:font-name-asian="Droid Sans Japanese"/>
    </style:style>
    <style:style style:name="P2" style:family="paragraph" style:parent-style-name="Table_20_Contents">
      <style:text-properties style:font-name="Droid Sans Japanese" officeooo:rsid="000fad80" officeooo:paragraph-rsid="000fad80" style:font-name-asian="Droid Sans Japanese"/>
    </style:style>
    <style:style style:name="P3" style:family="paragraph" style:parent-style-name="Text_20_body">
      <style:text-properties style:font-name="Droid Sans Japanese" style:font-name-asian="Droid Sans Japanese"/>
    </style:style>
    <style:style style:name="P4" style:family="paragraph" style:parent-style-name="Text_20_body">
      <style:text-properties style:font-name="Droid Sans Japanese" officeooo:rsid="000f73d8" officeooo:paragraph-rsid="000f73d8" style:font-name-asian="Droid Sans Japanese"/>
    </style:style>
    <style:style style:name="P5" style:family="paragraph" style:parent-style-name="Text_20_body">
      <style:text-properties style:font-name="Droid Sans Japanese" officeooo:rsid="000fad80" officeooo:paragraph-rsid="000fad80" style:font-name-asian="Droid Sans Japanese"/>
    </style:style>
    <style:style style:name="P6" style:family="paragraph" style:parent-style-name="Text_20_body">
      <style:text-properties style:font-name="Droid Sans Japanese" officeooo:rsid="000ef914" officeooo:paragraph-rsid="000ef914" style:font-name-asian="Droid Sans Japanese"/>
    </style:style>
    <style:style style:name="P7" style:family="paragraph" style:parent-style-name="Text_20_body">
      <style:text-properties style:font-name="monospace" officeooo:paragraph-rsid="001228cd"/>
    </style:style>
    <style:style style:name="P8" style:family="paragraph" style:parent-style-name="Title">
      <style:text-properties style:font-name="Droid Sans Japanese" officeooo:rsid="000ef914" officeooo:paragraph-rsid="000ef914" style:font-name-asian="Droid Sans Japanese"/>
    </style:style>
    <style:style style:name="P9" style:family="paragraph" style:parent-style-name="Text_20_body" style:list-style-name="L1">
      <style:paragraph-properties fo:line-height="100%"/>
      <style:text-properties style:font-name="monospace" fo:font-size="10.5pt" officeooo:paragraph-rsid="001228cd" style:font-size-asian="10.5pt" style:font-size-complex="10.5pt"/>
    </style:style>
    <style:style style:name="P10" style:family="paragraph" style:parent-style-name="Text_20_body" style:list-style-name="L1">
      <style:paragraph-properties fo:line-height="100%"/>
      <style:text-properties fo:color="#000000" style:font-name="monospace" fo:font-size="10.5pt" officeooo:paragraph-rsid="001228cd" fo:background-color="#ffffff" style:font-size-asian="10.5pt" style:font-size-complex="10.5pt"/>
    </style:style>
    <style:style style:name="P11" style:family="paragraph" style:parent-style-name="Text_20_body" style:list-style-name="L1">
      <style:paragraph-properties fo:line-height="100%"/>
      <style:text-properties style:font-name="MonoSpace" fo:font-size="10.5pt" style:font-size-asian="10.5pt" style:font-size-complex="10.5pt"/>
    </style:style>
    <style:style style:name="P12" style:family="paragraph" style:parent-style-name="Text_20_body" style:list-style-name="L2">
      <style:paragraph-properties fo:line-height="100%"/>
      <style:text-properties style:font-name="MonoSpace" fo:font-size="10.5pt" officeooo:paragraph-rsid="0014baba" style:font-size-asian="10.5pt" style:font-size-complex="10.5pt"/>
    </style:style>
    <style:style style:name="P13" style:family="paragraph" style:parent-style-name="Text_20_body" style:list-style-name="L2">
      <style:paragraph-properties fo:line-height="100%"/>
      <style:text-properties style:font-name="MonoSpace" fo:font-size="10.5pt" officeooo:paragraph-rsid="0014f994" style:font-size-asian="10.5pt" style:font-size-complex="10.5pt"/>
    </style:style>
    <style:style style:name="P14" style:family="paragraph" style:parent-style-name="Text_20_body" style:list-style-name="L2">
      <style:paragraph-properties fo:line-height="100%"/>
      <style:text-properties style:font-name="MonoSpace" fo:font-size="10.5pt" officeooo:paragraph-rsid="00166422" style:font-size-asian="10.5pt" style:font-size-complex="10.5pt"/>
    </style:style>
    <style:style style:name="P15" style:family="paragraph" style:parent-style-name="Text_20_body">
      <style:paragraph-properties fo:line-height="100%"/>
      <style:text-properties style:font-name="MonoSpace" fo:font-size="10.5pt" officeooo:paragraph-rsid="00166422" style:font-size-asian="10.5pt" style:font-size-complex="10.5pt"/>
    </style:style>
    <style:style style:name="P16" style:family="paragraph" style:parent-style-name="Text_20_body" style:list-style-name="L2">
      <style:paragraph-properties fo:line-height="100%"/>
      <style:text-properties style:font-name="MonoSpace" fo:font-size="10.5pt" officeooo:rsid="0023a38b" officeooo:paragraph-rsid="0023a38b" style:font-size-asian="10.5pt" style:font-size-complex="10.5pt"/>
    </style:style>
    <style:style style:name="P17" style:family="paragraph" style:parent-style-name="Heading_20_1">
      <style:text-properties style:font-name="Droid Sans Japanese" style:font-name-asian="Droid Sans Japanese"/>
    </style:style>
    <style:style style:name="P18" style:family="paragraph" style:parent-style-name="Table_20_Contents">
      <style:text-properties style:font-name="Droid Sans Japanese" fo:font-size="10.5pt" style:font-name-asian="Droid Sans Japanese" style:font-size-asian="10.5pt" style:font-size-complex="10.5pt"/>
    </style:style>
    <style:style style:name="P19" style:family="paragraph" style:parent-style-name="Table_20_Contents">
      <style:text-properties style:font-name="Droid Sans Japanese" fo:font-size="10.5pt" officeooo:rsid="00204288" officeooo:paragraph-rsid="00204288" style:font-name-asian="Droid Sans Japanese" style:font-size-asian="10.5pt" style:font-size-complex="10.5pt"/>
    </style:style>
    <style:style style:name="P20" style:family="paragraph" style:parent-style-name="Table_20_Contents">
      <style:text-properties style:font-name="Droid Sans Japanese" fo:font-size="10.5pt" officeooo:rsid="001cdcb2" officeooo:paragraph-rsid="001cdcb2" style:font-name-asian="Droid Sans Japanese" style:font-size-asian="10.5pt" style:font-size-complex="10.5pt"/>
    </style:style>
    <style:style style:name="P21" style:family="paragraph" style:parent-style-name="Table_20_Contents">
      <style:text-properties style:font-name="Droid Sans Japanese" fo:font-size="10.5pt" officeooo:rsid="001e942e" officeooo:paragraph-rsid="001e942e" style:font-name-asian="Droid Sans Japanese" style:font-size-asian="10.5pt" style:font-size-complex="10.5pt"/>
    </style:style>
    <style:style style:name="P22" style:family="paragraph" style:parent-style-name="Table_20_Contents">
      <style:text-properties style:font-name="Droid Sans Japanese" fo:font-size="10.5pt" officeooo:rsid="001b856b" officeooo:paragraph-rsid="001b856b" style:font-name-asian="Droid Sans Japanese" style:font-size-asian="10.5pt" style:font-size-complex="10.5pt"/>
    </style:style>
    <style:style style:name="P23" style:family="paragraph" style:parent-style-name="Table_20_Contents">
      <style:text-properties style:font-name="Droid Sans Japanese" fo:font-size="10.5pt" officeooo:rsid="00207cca" officeooo:paragraph-rsid="00207cca" style:font-name-asian="Droid Sans Japanese" style:font-size-asian="10.5pt" style:font-size-complex="10.5pt"/>
    </style:style>
    <style:style style:name="P24" style:family="paragraph" style:parent-style-name="Table_20_Contents">
      <style:text-properties style:font-name="Droid Sans Japanese" fo:font-size="10.5pt" officeooo:paragraph-rsid="0021b7ec" style:font-name-asian="Droid Sans Japanese" style:font-size-asian="10.5pt" style:font-size-complex="10.5pt"/>
    </style:style>
    <style:style style:name="P25" style:family="paragraph" style:parent-style-name="Table_20_Contents">
      <style:text-properties style:font-name="Droid Sans Japanese" fo:font-size="10.5pt" officeooo:rsid="0021b7ec" officeooo:paragraph-rsid="0021b7ec" style:font-name-asian="Droid Sans Japanese" style:font-size-asian="10.5pt" style:font-size-complex="10.5pt"/>
    </style:style>
    <style:style style:name="P26" style:family="paragraph" style:parent-style-name="Table_20_Contents">
      <style:text-properties style:font-name="Droid Sans Japanese" fo:font-size="10.5pt" officeooo:rsid="00234dfa" officeooo:paragraph-rsid="00234dfa" style:font-name-asian="Droid Sans Japanese" style:font-size-asian="10.5pt" style:font-size-complex="10.5pt"/>
    </style:style>
    <style:style style:name="P27" style:family="paragraph" style:parent-style-name="Table_20_Contents">
      <style:text-properties style:font-name="Droid Sans Japanese" fo:font-size="10.5pt" officeooo:rsid="0023a38b" officeooo:paragraph-rsid="0023a38b" style:font-name-asian="Droid Sans Japanese" style:font-size-asian="10.5pt" style:font-size-complex="10.5pt"/>
    </style:style>
    <style:style style:name="P28" style:family="paragraph" style:parent-style-name="Table_20_Contents">
      <style:text-properties style:font-name="Droid Sans Japanese" fo:font-size="10.5pt" officeooo:rsid="002456a5" officeooo:paragraph-rsid="002456a5" style:font-name-asian="Droid Sans Japanese" style:font-size-asian="10.5pt" style:font-size-complex="10.5pt"/>
    </style:style>
    <style:style style:name="P29" style:family="paragraph" style:parent-style-name="Table_20_Contents">
      <style:text-properties style:font-name="Droid Sans Japanese" fo:font-size="10.5pt" officeooo:rsid="002540be" officeooo:paragraph-rsid="002540be" style:font-name-asian="Droid Sans Japanese" style:font-size-asian="10.5pt" style:font-size-complex="10.5pt"/>
    </style:style>
    <style:style style:name="P30" style:family="paragraph" style:parent-style-name="Table_20_Contents">
      <style:text-properties style:font-name="Droid Sans Japanese" fo:font-size="10.5pt" officeooo:rsid="0028d1dc" officeooo:paragraph-rsid="0028d1dc" style:font-name-asian="Droid Sans Japanese" style:font-size-asian="10.5pt" style:font-size-complex="10.5pt"/>
    </style:style>
    <style:style style:name="P31" style:family="paragraph" style:parent-style-name="Table_20_Contents">
      <style:text-properties style:font-name="Droid Sans Japanese" fo:font-size="10.5pt" officeooo:paragraph-rsid="0028d1dc" style:font-name-asian="Droid Sans Japanese" style:font-size-asian="10.5pt" style:font-size-complex="10.5pt"/>
    </style:style>
    <style:style style:name="P32" style:family="paragraph" style:parent-style-name="Heading_20_2">
      <style:text-properties officeooo:rsid="001228cd" officeooo:paragraph-rsid="001228cd"/>
    </style:style>
    <style:style style:name="P33" style:family="paragraph" style:parent-style-name="Heading_20_2">
      <style:text-properties officeooo:rsid="0014baba" officeooo:paragraph-rsid="0014baba"/>
    </style:style>
    <style:style style:name="T1" style:family="text">
      <style:text-properties officeooo:rsid="000fad80"/>
    </style:style>
    <style:style style:name="T2" style:family="text">
      <style:text-properties officeooo:rsid="0012d8da"/>
    </style:style>
    <style:style style:name="T3" style:family="text">
      <style:text-properties officeooo:rsid="0016efde"/>
    </style:style>
    <style:style style:name="T4" style:family="text">
      <style:text-properties officeooo:rsid="00194a32"/>
    </style:style>
    <style:style style:name="T5" style:family="text">
      <style:text-properties officeooo:rsid="001cdcb2"/>
    </style:style>
    <style:style style:name="T6" style:family="text">
      <style:text-properties officeooo:rsid="001e942e"/>
    </style:style>
    <style:style style:name="T7" style:family="text">
      <style:text-properties officeooo:rsid="00204288"/>
    </style:style>
    <style:style style:name="T8" style:family="text">
      <style:text-properties officeooo:rsid="00207cca"/>
    </style:style>
    <style:style style:name="T9" style:family="text">
      <style:text-properties officeooo:rsid="002456a5"/>
    </style:style>
    <style:style style:name="T10" style:family="text">
      <style:text-properties officeooo:rsid="002540be"/>
    </style:style>
    <style:style style:name="T11" style:family="text">
      <style:text-properties officeooo:rsid="002708e3"/>
    </style:style>
    <style:style style:name="T12" style:family="text">
      <style:text-properties officeooo:rsid="0028d1dc"/>
    </style:style>
    <style:style style:name="T13" style:family="text">
      <style:text-properties officeooo:rsid="0029d6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oapiのちゅかいかた</text:p>
      <text:h text:style-name="P17" text:outline-level="1">いんとろだくしょん</text:h>
      <text:p text:style-name="P6">leoapiはgpongをつくるために開発されたグラフィカルなゲームを作るために開発されたapiだよ。要望があれば拡張していくよ。</text:p>
      <text:h text:style-name="P17" text:outline-level="1">使い方</text:h>
      <text:p text:style-name="P3">スタティックライブラリ、又はシェアードライブラリとしてつかえるよ。</text:p>
      <text:h text:style-name="P17" text:outline-level="1">仕組み</text:h>
      <text:p text:style-name="P4">Qtを使って画面に表示を使っているよ！だから理屈でわ、いろいろなアーキテクチャでうごくよ！</text:p>
      <text:p text:style-name="P4">APIを使うときは、lapiというディレクトリの中にあるleoapi.hをインクルードしてね！</text:p>
      <text:p text:style-name="P4">lapiobjというオブジェクトを使うことで、画像を画面に表示させることができるよ！</text:p>
      <text:p text:style-name="P4">lapiphyっていうオブジェクトをlapiobjから生成すると、lapiobjに物理的な挙動をつけることができるよ！</text:p>
      <text:p text:style-name="P4">画面は、３つのレイヤーから出来ているよ！バックグラウンド用のレイヤー<text:span text:style-name="T1">(0)</text:span>、通常のオブジェクト用のレイヤー<text:span text:style-name="T1">(1)</text:span>、特殊なオブジェクトの為のエディタ<text:span text:style-name="T1">(2)だよ！　数字の大きなレイヤーに置かれたものが画面上で上に表示されるよ！</text:span></text:p>
      <text:h text:style-name="P17" text:outline-level="1">オブジェクト</text:h>
      <table:table table:name="Table1" table:style-name="Table1">
        <table:table-column table:style-name="Table1.A"/>
        <table:table-column table:style-name="Table1.B"/>
        <table:table-row>
          <table:table-cell table:style-name="Table1.A1" office:value-type="string">
            <text:p text:style-name="P2">lapiobj</text:p>
          </table:table-cell>
          <table:table-cell table:style-name="Table1.B1" office:value-type="string">
            <text:p text:style-name="P1">画面に画像を表示させるよ！</text:p>
          </table:table-cell>
        </table:table-row>
        <table:table-row>
          <table:table-cell table:style-name="Table1.A2" office:value-type="string">
            <text:p text:style-name="P2">lapiphy</text:p>
          </table:table-cell>
          <table:table-cell table:style-name="Table1.B2" office:value-type="string">
            <text:p text:style-name="P2">lapiobjに物理的挙動をつけるよ！</text:p>
          </table:table-cell>
        </table:table-row>
        <table:table-row>
          <table:table-cell table:style-name="Table1.A2" office:value-type="string">
            <text:p text:style-name="P2">lapiLayer</text:p>
          </table:table-cell>
          <table:table-cell table:style-name="Table1.B2" office:value-type="string">
            <text:p text:style-name="P2">lapiobjを置くためのレイヤーだよ！</text:p>
          </table:table-cell>
        </table:table-row>
        <table:table-row>
          <table:table-cell table:style-name="Table1.A2" office:value-type="string">
            <text:p text:style-name="P2">lapiImage</text:p>
          </table:table-cell>
          <table:table-cell table:style-name="Table1.B2" office:value-type="string">
            <text:p text:style-name="P2">画像を管理するためのオブジェクトだよ！</text:p>
          </table:table-cell>
        </table:table-row>
      </table:table>
      <text:p text:style-name="P5"/>
      <text:h text:style-name="P17" text:outline-level="1">便利なかんすー</text:h>
      <text:h text:style-name="Heading_20_2" text:outline-level="2">システム関数</text:h>
      <text:p text:style-name="Text_20_body"/>
      <text:list xml:id="list3749061509909168915" text:style-name="L1">
        <text:list-item>
          <text:p text:style-name="P10"><text:soft-page-break/>lapiLayer lapiGetLayer(int index)</text:p>
        </text:list-item>
        <text:list-item>
          <text:p text:style-name="P9">int lapiGetFps()</text:p>
        </text:list-item>
        <text:list-item>
          <text:p text:style-name="P9">void lapiSetFps(int fps)</text:p>
        </text:list-item>
        <text:list-item>
          <text:p text:style-name="P9">lapiImage _loadImage(const char *fileName)</text:p>
        </text:list-item>
        <text:list-item>
          <text:p text:style-name="P9">void lapiSetKeyListener(void (*handler)(int flag,int keyType))</text:p>
        </text:list-item>
        <text:list-item>
          <text:p text:style-name="P9">void lapiRemoveKeyListener(void (*handler)(int flag,int keyType)) </text:p>
        </text:list-item>
        <text:list-item>
          <text:p text:style-name="P9">void lapiSetNewFrameEvent(void (*newFrame)())</text:p>
        </text:list-item>
        <text:list-item>
          <text:p text:style-name="P9">void lapiRemoveNewFrameEvent(void (*newFrame)())</text:p>
        </text:list-item>
        <text:list-item>
          <text:p text:style-name="P9">int lapiGetWidth()</text:p>
        </text:list-item>
        <text:list-item>
          <text:p text:style-name="P9">int lapiGetHeight()</text:p>
        </text:list-item>
        <text:list-item>
          <text:p text:style-name="P9">void lapiSetSize(int width,int height)</text:p>
        </text:list-item>
        <text:list-item>
          <text:p text:style-name="P9">int lapiGetX()</text:p>
        </text:list-item>
        <text:list-item>
          <text:p text:style-name="P9">int lapiGetY()</text:p>
        </text:list-item>
        <text:list-item>
          <text:p text:style-name="P9">void lapiSetLocation(int x,int y)</text:p>
        </text:list-item>
        <text:list-item>
          <text:p text:style-name="P9">lapiobj lapiGetBall()</text:p>
        </text:list-item>
        <text:list-item>
          <text:p text:style-name="P9">lapiobj lapiGetPRacket(<text:span text:style-name="T2">)</text:span></text:p>
        </text:list-item>
        <text:list-item>
          <text:p text:style-name="P9">lapiobj lapiGetORacket()</text:p>
        </text:list-item>
      </text:list>
      <text:h text:style-name="P32" text:outline-level="2">lapiobj関数</text:h>
      <text:p text:style-name="P7"/>
      <text:list xml:id="list142440981584766" text:continue-numbering="true" text:style-name="L1">
        <text:list-item>
          <text:p text:style-name="P11">lapiobj objGetFromLayer(lapiLayer layer,const char *key)</text:p>
        </text:list-item>
        <text:list-item>
          <text:p text:style-name="P11">lapiobj objInit(const char *fileName)</text:p>
        </text:list-item>
        <text:list-item>
          <text:p text:style-name="P11">void objPutOnLayer(lapiLayer layer,const char *key,lapiobj obj)</text:p>
        </text:list-item>
        <text:list-item>
          <text:p text:style-name="P11">void objRemoveKeyFromLayer(lapiLayer layer,const char *key)</text:p>
        </text:list-item>
        <text:list-item>
          <text:p text:style-name="P11">void objRemoveThisFromLayer(lapiLayer layer,lapiobj obj)</text:p>
        </text:list-item>
        <text:list-item>
          <text:p text:style-name="P11">int objGetWidth(lapiobj)</text:p>
        </text:list-item>
        <text:list-item>
          <text:p text:style-name="P11">int objGetHeight(lapiobj)</text:p>
        </text:list-item>
        <text:list-item>
          <text:p text:style-name="P11">int objGetSW(lapiobj)</text:p>
        </text:list-item>
        <text:list-item>
          <text:p text:style-name="P11">int objGetSH(lapiobj)</text:p>
        </text:list-item>
        <text:list-item>
          <text:p text:style-name="P11">int objGetSX(lapiobj)</text:p>
        </text:list-item>
        <text:list-item>
          <text:p text:style-name="P11">int objGetSY(lapiobj)</text:p>
        </text:list-item>
        <text:list-item>
          <text:p text:style-name="P11">int objGetX(lapiobj)</text:p>
        </text:list-item>
        <text:list-item>
          <text:p text:style-name="P11">int objGetY(lapiobj)</text:p>
        </text:list-item>
        <text:list-item>
          <text:p text:style-name="P11">double objGetTurnRadian(lapiobj)</text:p>
        </text:list-item>
        <text:list-item>
          <text:p text:style-name="P11"><text:soft-page-break/>double objGetTurnDegree(lapiobj)</text:p>
        </text:list-item>
        <text:list-item>
          <text:p text:style-name="P11">double objGetTurn(lapiobj)</text:p>
        </text:list-item>
        <text:list-item>
          <text:p text:style-name="P11">void objTurnRadian(lapiobj,double radian)</text:p>
        </text:list-item>
        <text:list-item>
          <text:p text:style-name="P11">void objTurnDegree(lapiobj,double degree)</text:p>
        </text:list-item>
        <text:list-item>
          <text:p text:style-name="P11">void objSetSize(lapiobj,double newSize<text:span text:style-name="T4">)</text:span></text:p>
        </text:list-item>
        <text:list-item>
          <text:p text:style-name="P11">void objSetSW(lapiobj,int val)</text:p>
        </text:list-item>
        <text:list-item>
          <text:p text:style-name="P11">void objSetSH(lapiobj,int val)</text:p>
        </text:list-item>
        <text:list-item>
          <text:p text:style-name="P11">void objSetSX(lapiobj,int val)</text:p>
        </text:list-item>
        <text:list-item>
          <text:p text:style-name="P11">void objSetSY(lapiobj,int val)</text:p>
        </text:list-item>
        <text:list-item>
          <text:p text:style-name="P11">void objSetX(lapiobj,int x)</text:p>
        </text:list-item>
        <text:list-item>
          <text:p text:style-name="P11">void objSetY(lapiobj,int y)</text:p>
        </text:list-item>
        <text:list-item>
          <text:p text:style-name="P11">void objSetImageFromFile(lapiobj,const char *fileName)</text:p>
        </text:list-item>
        <text:list-item>
          <text:p text:style-name="P11">void objSetImage(lapiobj,lapiImage)</text:p>
        </text:list-item>
        <text:list-item>
          <text:p text:style-name="P11">void objSetMouseListener(lapiobj,void (*listener)(lapiobj,int flag)) </text:p>
        </text:list-item>
        <text:list-item>
          <text:p text:style-name="P11">void objRemoveMouseListener(lapiobj,void (*listener)(lapiobj,int flag)) </text:p>
        </text:list-item>
        <text:list-item>
          <text:p text:style-name="P11">void objFinallize(lapiobj)</text:p>
        </text:list-item>
      </text:list>
      <text:h text:style-name="P33" text:outline-level="2">lapiphy関数</text:h>
      <text:list xml:id="list5020025591696091630" text:style-name="L2">
        <text:list-item>
          <text:p text:style-name="P12"><text:span text:style-name="T3">lapiphy</text:span> phyInit(lapiobj,const char *name)</text:p>
        </text:list-item>
        <text:list-item>
          <text:p text:style-name="P12">unsigned int phyGetFlag(lapiphy *)</text:p>
        </text:list-item>
        <text:list-item>
          <text:p text:style-name="P12">void phyMoveVector(lapiphy *,double x,double y)</text:p>
        </text:list-item>
        <text:list-item>
          <text:p text:style-name="P12">void phyMoveTo(lapiphy *,int x,int y,double second)</text:p>
        </text:list-item>
        <text:list-item>
          <text:p text:style-name="P12">void phyTurnToRadian(lapiphy *,double radian,double second)</text:p>
        </text:list-item>
        <text:list-item>
          <text:p text:style-name="P12">void phyTurnToDegree(lapiphy *,double degree,double second)</text:p>
        </text:list-item>
        <text:list-item>
          <text:p text:style-name="P13">void phyTurnRadian(lapiphy *obj,double radian)</text:p>
        </text:list-item>
        <text:list-item>
          <text:p text:style-name="P13">void phyTurnDegree(lapiphy *obj,double <text:span text:style-name="T13">degree</text:span>)</text:p>
        </text:list-item>
        <text:list-item>
          <text:p text:style-name="P13">void phyMoveStop(lapiphy *)</text:p>
        </text:list-item>
        <text:list-item>
          <text:p text:style-name="P13">void phySetHitListener(lapiphy *obj,int (*whenHit)(lapiphy *,lapiphy *)) </text:p>
        </text:list-item>
        <text:list-item>
          <text:p text:style-name="P13">void * phyGetHitListener(lapiphy *obj)</text:p>
        </text:list-item>
        <text:list-item>
          <text:p text:style-name="P13">void phySetName(lapiphy *obj,const char *name)</text:p>
        </text:list-item>
        <text:list-item>
          <text:p text:style-name="P13">void phyAddTarget(lapiphy *obj,const char *target)</text:p>
        </text:list-item>
        <text:list-item>
          <text:p text:style-name="P13">int phyGetX(lapiphy *obj)</text:p>
        </text:list-item>
        <text:list-item>
          <text:p text:style-name="P13">int phyGetY(lapiphy *obj)</text:p>
        </text:list-item>
        <text:list-item>
          <text:p text:style-name="P13">int phyGetXCenter(lapiphy *obj)</text:p>
        </text:list-item>
        <text:list-item>
          <text:p text:style-name="P13"><text:soft-page-break/>int phyGetYCenter(lapiphy *obj)</text:p>
        </text:list-item>
        <text:list-item>
          <text:p text:style-name="P13">int phyGetWidth(lapiphy *obj)</text:p>
        </text:list-item>
        <text:list-item>
          <text:p text:style-name="P13">int phyGetHeight(lapiphy *obj)</text:p>
        </text:list-item>
        <text:list-item>
          <text:p text:style-name="P13">const char * phyGetName(lapiphy *obj)</text:p>
        </text:list-item>
        <text:list-item>
          <text:p text:style-name="P14">char ** phyGetTargets(lapiphy *obj)</text:p>
        </text:list-item>
        <text:list-item>
          <text:p text:style-name="P14">int phyGetTargetsCount(lapiphy *obj)</text:p>
        </text:list-item>
        <text:list-item>
          <text:p text:style-name="P14">lapiobj phyGetlapiObject(lapiphy *obj) </text:p>
        </text:list-item>
        <text:list-item>
          <text:p text:style-name="P14">void phyDisableDefaultCollisionBehaviour(lapiphy *obj,bool disable) </text:p>
        </text:list-item>
        <text:list-item>
          <text:p text:style-name="P14">void phyDisableCollision(lapiphy *obj,bool disable)</text:p>
        </text:list-item>
        <text:list-item>
          <text:p text:style-name="P14">void phyDisableMovement(lapiphy *obj,bool disable)</text:p>
        </text:list-item>
        <text:list-item>
          <text:p text:style-name="P16">lapiobj phyFinalize(lapiPhysicalObject *obj)</text:p>
        </text:list-item>
      </text:list>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名前</text:p>
          </table:table-cell>
          <table:table-cell table:style-name="Table2.A1" office:value-type="string">
            <text:p text:style-name="P18">返り値</text:p>
          </table:table-cell>
          <table:table-cell table:style-name="Table2.A1" office:value-type="string">
            <text:p text:style-name="P18">引数</text:p>
          </table:table-cell>
          <table:table-cell table:style-name="Table2.D1" office:value-type="string">
            <text:p text:style-name="P18">説明</text:p>
          </table:table-cell>
        </table:table-row>
        <table:table-row>
          <table:table-cell table:style-name="Table2.A2" office:value-type="string">
            <text:p text:style-name="P22">LapiGetLayer</text:p>
          </table:table-cell>
          <table:table-cell table:style-name="Table2.A2" office:value-type="string">
            <text:p text:style-name="P21">lapiLayerオブジェクト</text:p>
          </table:table-cell>
          <table:table-cell table:style-name="Table2.A2" office:value-type="string">
            <text:p text:style-name="P18">レイヤーのインデックス</text:p>
          </table:table-cell>
          <table:table-cell table:style-name="Table2.D2" office:value-type="string">
            <text:p text:style-name="P18">指定されたレイヤーを返す</text:p>
          </table:table-cell>
        </table:table-row>
        <table:table-row>
          <table:table-cell table:style-name="Table2.A2" office:value-type="string">
            <text:p text:style-name="P22">lapiGetFps</text:p>
          </table:table-cell>
          <table:table-cell table:style-name="Table2.A2" office:value-type="string">
            <text:p text:style-name="P18">現在のFPS</text:p>
          </table:table-cell>
          <table:table-cell table:style-name="Table2.A2" office:value-type="string">
            <text:p text:style-name="P18"/>
          </table:table-cell>
          <table:table-cell table:style-name="Table2.D2" office:value-type="string">
            <text:p text:style-name="P18">現在設定されているFPSの値を返す</text:p>
          </table:table-cell>
        </table:table-row>
        <table:table-row>
          <table:table-cell table:style-name="Table2.A2" office:value-type="string">
            <text:p text:style-name="P22">LapiSetFps</text:p>
          </table:table-cell>
          <table:table-cell table:style-name="Table2.A2" office:value-type="string">
            <text:p text:style-name="P18"/>
          </table:table-cell>
          <table:table-cell table:style-name="Table2.A2" office:value-type="string">
            <text:p text:style-name="P18">新しいFPS</text:p>
          </table:table-cell>
          <table:table-cell table:style-name="Table2.D2" office:value-type="string">
            <text:p text:style-name="P18">新しくFPSを設定する</text:p>
          </table:table-cell>
        </table:table-row>
        <table:table-row>
          <table:table-cell table:style-name="Table2.A2" office:value-type="string">
            <text:p text:style-name="P22">_<text:span text:style-name="T5">loadImage</text:span></text:p>
          </table:table-cell>
          <table:table-cell table:style-name="Table2.A2" office:value-type="string">
            <text:p text:style-name="P18">新しくロードされた<text:span text:style-name="T6">lapiImageオブジェクト</text:span></text:p>
          </table:table-cell>
          <table:table-cell table:style-name="Table2.A2" office:value-type="string">
            <text:p text:style-name="P18">画像ファイルへのパス</text:p>
          </table:table-cell>
          <table:table-cell table:style-name="Table2.D2" office:value-type="string">
            <text:p text:style-name="P18">新しく画像ファイルをロードする</text:p>
          </table:table-cell>
        </table:table-row>
        <table:table-row>
          <table:table-cell table:style-name="Table2.A2" office:value-type="string">
            <text:p text:style-name="P20">lapiSetKeyListener</text:p>
          </table:table-cell>
          <table:table-cell table:style-name="Table2.A2" office:value-type="string">
            <text:p text:style-name="P18"/>
          </table:table-cell>
          <table:table-cell table:style-name="Table2.A2" office:value-type="string">
            <text:p text:style-name="P18">関数へのポインタ</text:p>
          </table:table-cell>
          <table:table-cell table:style-name="Table2.D2" office:value-type="string">
            <text:p text:style-name="P18">新しく、キーが押されたときのイベントハンドラを設定する。</text:p>
          </table:table-cell>
        </table:table-row>
        <table:table-row>
          <table:table-cell table:style-name="Table2.A2" office:value-type="string">
            <text:p text:style-name="P20">lapiRemoveKeyListener</text:p>
          </table:table-cell>
          <table:table-cell table:style-name="Table2.A2" office:value-type="string">
            <text:p text:style-name="P18"/>
          </table:table-cell>
          <table:table-cell table:style-name="Table2.A2" office:value-type="string">
            <text:p text:style-name="P18">関数へのポインタ</text:p>
          </table:table-cell>
          <table:table-cell table:style-name="Table2.D2" office:value-type="string">
            <text:p text:style-name="P18">キーが押された時のイベントハンドラを取り除く</text:p>
          </table:table-cell>
        </table:table-row>
        <table:table-row>
          <table:table-cell table:style-name="Table2.A2" office:value-type="string">
            <text:p text:style-name="P21">LapiSetNewFrameEvent</text:p>
          </table:table-cell>
          <table:table-cell table:style-name="Table2.A2" office:value-type="string">
            <text:p text:style-name="P18"/>
          </table:table-cell>
          <table:table-cell table:style-name="Table2.A2" office:value-type="string">
            <text:p text:style-name="P18">関数へのポインタ</text:p>
          </table:table-cell>
          <table:table-cell table:style-name="Table2.D2" office:value-type="string">
            <text:p text:style-name="P18">新しいフレームが描画される時のイベントハンドラを設定する</text:p>
          </table:table-cell>
        </table:table-row>
        <table:table-row>
          <table:table-cell table:style-name="Table2.A2" office:value-type="string">
            <text:p text:style-name="P20">lapiRemoveNewFrameEvent</text:p>
          </table:table-cell>
          <table:table-cell table:style-name="Table2.A2" office:value-type="string">
            <text:p text:style-name="P18"/>
          </table:table-cell>
          <table:table-cell table:style-name="Table2.A2" office:value-type="string">
            <text:p text:style-name="P18">関数へのポインタ</text:p>
          </table:table-cell>
          <table:table-cell table:style-name="Table2.D2" office:value-type="string">
            <text:p text:style-name="P18">新しいフレームが描画される時のイベントハンドラを取り除く</text:p>
          </table:table-cell>
        </table:table-row>
        <table:table-row>
          <table:table-cell table:style-name="Table2.A2" office:value-type="string">
            <text:p text:style-name="P20">lapiGetWidth</text:p>
          </table:table-cell>
          <table:table-cell table:style-name="Table2.A2" office:value-type="string">
            <text:p text:style-name="P18">ウィンドウの横の長さ</text:p>
          </table:table-cell>
          <table:table-cell table:style-name="Table2.A2" office:value-type="string">
            <text:p text:style-name="P18"/>
          </table:table-cell>
          <table:table-cell table:style-name="Table2.D2" office:value-type="string">
            <text:p text:style-name="P18">現在のウインドウの横の長さを返す</text:p>
          </table:table-cell>
        </table:table-row>
        <table:table-row>
          <table:table-cell table:style-name="Table2.A2" office:value-type="string">
            <text:p text:style-name="P21">lapiGetHeight</text:p>
          </table:table-cell>
          <table:table-cell table:style-name="Table2.A2" office:value-type="string">
            <text:p text:style-name="P18">ウインドウの縦の長さ</text:p>
          </table:table-cell>
          <table:table-cell table:style-name="Table2.A2" office:value-type="string">
            <text:p text:style-name="P18"/>
          </table:table-cell>
          <table:table-cell table:style-name="Table2.D2" office:value-type="string">
            <text:p text:style-name="P18">現在のウインドウの縦の長さを返す</text:p>
          </table:table-cell>
        </table:table-row>
        <table:table-row>
          <table:table-cell table:style-name="Table2.A2" office:value-type="string">
            <text:p text:style-name="P21">lapiSetSize</text:p>
          </table:table-cell>
          <table:table-cell table:style-name="Table2.A2" office:value-type="string">
            <text:p text:style-name="P18"/>
          </table:table-cell>
          <table:table-cell table:style-name="Table2.A2" office:value-type="string">
            <text:p text:style-name="P21">１）新しいウインドウの横の長さ</text:p>
            <text:p text:style-name="P21">２)新しいウインドウ<text:soft-page-break/>の縦の長さ</text:p>
          </table:table-cell>
          <table:table-cell table:style-name="Table2.D2" office:value-type="string">
            <text:p text:style-name="P18">新しいウインドウのサイズを決定する</text:p>
          </table:table-cell>
        </table:table-row>
        <table:table-row>
          <table:table-cell table:style-name="Table2.A2" office:value-type="string">
            <text:p text:style-name="P21">lapiGetX</text:p>
          </table:table-cell>
          <table:table-cell table:style-name="Table2.A2" office:value-type="string">
            <text:p text:style-name="P18">ウインドウの位置<text:span text:style-name="T6">(X)</text:span></text:p>
          </table:table-cell>
          <table:table-cell table:style-name="Table2.A2" office:value-type="string">
            <text:p text:style-name="P18"/>
          </table:table-cell>
          <table:table-cell table:style-name="Table2.D2" office:value-type="string">
            <text:p text:style-name="P18">ウインドウの<text:span text:style-name="T6">X座標を返す</text:span></text:p>
          </table:table-cell>
        </table:table-row>
        <table:table-row>
          <table:table-cell table:style-name="Table2.A2" office:value-type="string">
            <text:p text:style-name="P21">lapiGetY</text:p>
          </table:table-cell>
          <table:table-cell table:style-name="Table2.A2" office:value-type="string">
            <text:p text:style-name="P18">ウインドウの位置<text:span text:style-name="T6">(Y)</text:span></text:p>
          </table:table-cell>
          <table:table-cell table:style-name="Table2.A2" office:value-type="string">
            <text:p text:style-name="P18"/>
          </table:table-cell>
          <table:table-cell table:style-name="Table2.D2" office:value-type="string">
            <text:p text:style-name="P18">ウインドウのY座標を返す</text:p>
          </table:table-cell>
        </table:table-row>
        <table:table-row>
          <table:table-cell table:style-name="Table2.A2" office:value-type="string">
            <text:p text:style-name="P21"><text:span text:style-name="T7">l</text:span>apiSetLocation</text:p>
          </table:table-cell>
          <table:table-cell table:style-name="Table2.A2" office:value-type="string">
            <text:p text:style-name="P18"/>
          </table:table-cell>
          <table:table-cell table:style-name="Table2.A2" office:value-type="string">
            <text:p text:style-name="P18">１）新しいウインドウのX座標</text:p>
            <text:p text:style-name="P18">２）新しいウインドウのY座標</text:p>
          </table:table-cell>
          <table:table-cell table:style-name="Table2.D2" office:value-type="string">
            <text:p text:style-name="P18">ウインドウの位置を指定する</text:p>
          </table:table-cell>
        </table:table-row>
        <table:table-row>
          <table:table-cell table:style-name="Table2.A2" office:value-type="string">
            <text:p text:style-name="P19">lapiGetBall</text:p>
          </table:table-cell>
          <table:table-cell table:style-name="Table2.A2" office:value-type="string">
            <text:p text:style-name="P19">ballオブジェト</text:p>
          </table:table-cell>
          <table:table-cell table:style-name="Table2.A2" office:value-type="string">
            <text:p text:style-name="P18"/>
          </table:table-cell>
          <table:table-cell table:style-name="Table2.D2" office:value-type="string">
            <text:p text:style-name="P19">ballオブジェクトを返す</text:p>
          </table:table-cell>
        </table:table-row>
        <table:table-row>
          <table:table-cell table:style-name="Table2.A2" office:value-type="string">
            <text:p text:style-name="P19">lapiGetPRacket</text:p>
          </table:table-cell>
          <table:table-cell table:style-name="Table2.A2" office:value-type="string">
            <text:p text:style-name="P18">プレイヤーのラケット</text:p>
          </table:table-cell>
          <table:table-cell table:style-name="Table2.A2" office:value-type="string">
            <text:p text:style-name="P18"/>
          </table:table-cell>
          <table:table-cell table:style-name="Table2.D2" office:value-type="string">
            <text:p text:style-name="P18">プレイヤーのラケットを返す</text:p>
          </table:table-cell>
        </table:table-row>
        <table:table-row>
          <table:table-cell table:style-name="Table2.A2" office:value-type="string">
            <text:p text:style-name="P19">lapiGetORacket</text:p>
          </table:table-cell>
          <table:table-cell table:style-name="Table2.A2" office:value-type="string">
            <text:p text:style-name="P18">相手のラケット</text:p>
          </table:table-cell>
          <table:table-cell table:style-name="Table2.A2" office:value-type="string">
            <text:p text:style-name="P18"/>
          </table:table-cell>
          <table:table-cell table:style-name="Table2.D2" office:value-type="string">
            <text:p text:style-name="P18">相手のラケットを返す</text:p>
          </table:table-cell>
        </table:table-row>
        <table:table-row>
          <table:table-cell table:style-name="Table2.A2" office:value-type="string">
            <text:p text:style-name="P19">objGetFromLayer</text:p>
          </table:table-cell>
          <table:table-cell table:style-name="Table2.A2" office:value-type="string">
            <text:p text:style-name="P18">指定されたオブジェクト、又は<text:span text:style-name="T7">NULL</text:span></text:p>
          </table:table-cell>
          <table:table-cell table:style-name="Table2.A2" office:value-type="string">
            <text:p text:style-name="P18">１）レイヤーオブジェクト</text:p>
            <text:p text:style-name="P18">２）オブジェクトを指定するキー</text:p>
          </table:table-cell>
          <table:table-cell table:style-name="Table2.D2" office:value-type="string">
            <text:p text:style-name="P18">オブジェクトをレイヤーから取り出す。キーを指定して取り出すことが可能</text:p>
          </table:table-cell>
        </table:table-row>
        <table:table-row>
          <table:table-cell table:style-name="Table2.A2" office:value-type="string">
            <text:p text:style-name="P19">objInit</text:p>
          </table:table-cell>
          <table:table-cell table:style-name="Table2.A2" office:value-type="string">
            <text:p text:style-name="P18">新しい<text:span text:style-name="T7">lapiobj</text:span></text:p>
          </table:table-cell>
          <table:table-cell table:style-name="Table2.A2" office:value-type="string">
            <text:p text:style-name="P18">画像ファイルへのパス</text:p>
          </table:table-cell>
          <table:table-cell table:style-name="Table2.D2" office:value-type="string">
            <text:p text:style-name="P18">新しく<text:span text:style-name="T7">lapiobjを生成する。</text:span></text:p>
          </table:table-cell>
        </table:table-row>
        <table:table-row>
          <table:table-cell table:style-name="Table2.A2" office:value-type="string">
            <text:p text:style-name="P19">objPutOnLayer</text:p>
          </table:table-cell>
          <table:table-cell table:style-name="Table2.A2" office:value-type="string">
            <text:p text:style-name="P18"/>
          </table:table-cell>
          <table:table-cell table:style-name="Table2.A2" office:value-type="string">
            <text:p text:style-name="P18">１）オブジェクトを置くレイヤー</text:p>
            <text:p text:style-name="P19">２）キー</text:p>
            <text:p text:style-name="P19">３）置きたいオブジェクト</text:p>
          </table:table-cell>
          <table:table-cell table:style-name="Table2.D2" office:value-type="string">
            <text:p text:style-name="P18">オブジェクトをレイヤーの上に置く、キーを指定することで用意に取り出すことが出来る。</text:p>
          </table:table-cell>
        </table:table-row>
        <table:table-row>
          <table:table-cell table:style-name="Table2.A2" office:value-type="string">
            <text:p text:style-name="P23">objRemoveKeyFromLayer</text:p>
          </table:table-cell>
          <table:table-cell table:style-name="Table2.A2" office:value-type="string">
            <text:p text:style-name="P18"/>
          </table:table-cell>
          <table:table-cell table:style-name="Table2.A2" office:value-type="string">
            <text:p text:style-name="P18">１）レイヤー</text:p>
            <text:p text:style-name="P18">２）取り除きたいオブジェクトのキー</text:p>
          </table:table-cell>
          <table:table-cell table:style-name="Table2.D2" office:value-type="string">
            <text:p text:style-name="P18">キーを指定してオブジェクトをレイヤーから取り除く</text:p>
          </table:table-cell>
        </table:table-row>
        <table:table-row>
          <table:table-cell table:style-name="Table2.A2" office:value-type="string">
            <text:p text:style-name="P23">objRemoveThisFromLayer</text:p>
          </table:table-cell>
          <table:table-cell table:style-name="Table2.A2" office:value-type="string">
            <text:p text:style-name="P18"/>
          </table:table-cell>
          <table:table-cell table:style-name="Table2.A2" office:value-type="string">
            <text:p text:style-name="P23">１）レイヤー</text:p>
            <text:p text:style-name="P23">２）オブジェクト</text:p>
          </table:table-cell>
          <table:table-cell table:style-name="Table2.D2" office:value-type="string">
            <text:p text:style-name="P18">指定されたオブジェクトをレイヤーより取り除く。（少し遅い）</text:p>
          </table:table-cell>
        </table:table-row>
        <table:table-row>
          <table:table-cell table:style-name="Table2.A2" office:value-type="string">
            <text:p text:style-name="P23">objGetWidth</text:p>
          </table:table-cell>
          <table:table-cell table:style-name="Table2.A2" office:value-type="string">
            <text:p text:style-name="P18">オブジェクトの横の長さ</text:p>
          </table:table-cell>
          <table:table-cell table:style-name="Table2.A2" office:value-type="string">
            <text:p text:style-name="P18">オブジェクト</text:p>
          </table:table-cell>
          <table:table-cell table:style-name="Table2.D2" office:value-type="string">
            <text:p text:style-name="P18">指定されたオブジェクトの横の長さを返す</text:p>
          </table:table-cell>
        </table:table-row>
        <table:table-row>
          <table:table-cell table:style-name="Table2.A2" office:value-type="string">
            <text:p text:style-name="P23">objGetHeight</text:p>
          </table:table-cell>
          <table:table-cell table:style-name="Table2.A2" office:value-type="string">
            <text:p text:style-name="P18">オブジェクトの縦の長さ</text:p>
          </table:table-cell>
          <table:table-cell table:style-name="Table2.A2" office:value-type="string">
            <text:p text:style-name="P18">オブジェクト</text:p>
          </table:table-cell>
          <table:table-cell table:style-name="Table2.D2" office:value-type="string">
            <text:p text:style-name="P18">指定されたオブジェクト縦の長さを返す</text:p>
          </table:table-cell>
        </table:table-row>
        <table:table-row>
          <table:table-cell table:style-name="Table2.A2" office:value-type="string">
            <text:p text:style-name="P23">objGetSW</text:p>
          </table:table-cell>
          <table:table-cell table:style-name="Table2.A2" office:value-type="string">
            <text:p text:style-name="P18">オブジェクトの<text:span text:style-name="T8">X軸の始点</text:span></text:p>
          </table:table-cell>
          <table:table-cell table:style-name="Table2.A2" office:value-type="string">
            <text:p text:style-name="P18">オブジェクト</text:p>
          </table:table-cell>
          <table:table-cell table:style-name="Table2.D2" office:value-type="string">
            <text:p text:style-name="P18">指定されたオブジェクトのX軸の始点を返す</text:p>
          </table:table-cell>
        </table:table-row>
        <table:table-row>
          <table:table-cell table:style-name="Table2.A2" office:value-type="string">
            <text:p text:style-name="P23">objGetSH</text:p>
          </table:table-cell>
          <table:table-cell table:style-name="Table2.A2" office:value-type="string">
            <text:p text:style-name="P18">オブジェクトのY軸の始点</text:p>
          </table:table-cell>
          <table:table-cell table:style-name="Table2.A2" office:value-type="string">
            <text:p text:style-name="P18">オブジェクト</text:p>
          </table:table-cell>
          <table:table-cell table:style-name="Table2.D2" office:value-type="string">
            <text:p text:style-name="P18">指定されたオブジェクトのY軸の始点を返す</text:p>
          </table:table-cell>
        </table:table-row>
        <table:table-row>
          <table:table-cell table:style-name="Table2.A2" office:value-type="string">
            <text:p text:style-name="P23">objGetSX</text:p>
          </table:table-cell>
          <table:table-cell table:style-name="Table2.A2" office:value-type="string">
            <text:p text:style-name="P18">オブジェクトのX軸の終点</text:p>
          </table:table-cell>
          <table:table-cell table:style-name="Table2.A2" office:value-type="string">
            <text:p text:style-name="P18">オブジェクト</text:p>
          </table:table-cell>
          <table:table-cell table:style-name="Table2.D2" office:value-type="string">
            <text:p text:style-name="P18">指定されたオブジェクトのX軸の終点を返す</text:p>
          </table:table-cell>
        </table:table-row>
        <table:table-row>
          <table:table-cell table:style-name="Table2.A2" office:value-type="string">
            <text:p text:style-name="P23">objGetSY</text:p>
          </table:table-cell>
          <table:table-cell table:style-name="Table2.A2" office:value-type="string">
            <text:p text:style-name="P18">オブジェクトのY軸の終点</text:p>
          </table:table-cell>
          <table:table-cell table:style-name="Table2.A2" office:value-type="string">
            <text:p text:style-name="P18">オブジェクト</text:p>
          </table:table-cell>
          <table:table-cell table:style-name="Table2.D2" office:value-type="string">
            <text:p text:style-name="P18">指定されたオブジェクトのY軸の終点を返す</text:p>
          </table:table-cell>
        </table:table-row>
        <text:soft-page-break/>
        <table:table-row>
          <table:table-cell table:style-name="Table2.A2" office:value-type="string">
            <text:p text:style-name="P23">objGetX</text:p>
          </table:table-cell>
          <table:table-cell table:style-name="Table2.A2" office:value-type="string">
            <text:p text:style-name="P18">オブジェクトのX座標</text:p>
          </table:table-cell>
          <table:table-cell table:style-name="Table2.A2" office:value-type="string">
            <text:p text:style-name="P18">オブジェクト</text:p>
          </table:table-cell>
          <table:table-cell table:style-name="Table2.D2" office:value-type="string">
            <text:p text:style-name="P18">指定されたオブジェクトのX座標を返す</text:p>
          </table:table-cell>
        </table:table-row>
        <table:table-row>
          <table:table-cell table:style-name="Table2.A2" office:value-type="string">
            <text:p text:style-name="P23">objGetY</text:p>
          </table:table-cell>
          <table:table-cell table:style-name="Table2.A2" office:value-type="string">
            <text:p text:style-name="P18">オブジェクトのY座標</text:p>
          </table:table-cell>
          <table:table-cell table:style-name="Table2.A2" office:value-type="string">
            <text:p text:style-name="P18">オブジェクト</text:p>
          </table:table-cell>
          <table:table-cell table:style-name="Table2.D2" office:value-type="string">
            <text:p text:style-name="P18">指定されたオブジェクトのY座標を返す</text:p>
          </table:table-cell>
        </table:table-row>
        <table:table-row>
          <table:table-cell table:style-name="Table2.A2" office:value-type="string">
            <text:p text:style-name="P23">objGetTurnRadian</text:p>
          </table:table-cell>
          <table:table-cell table:style-name="Table2.A2" office:value-type="string">
            <text:p text:style-name="P18">オブジェクトの回転ラジアン数</text:p>
          </table:table-cell>
          <table:table-cell table:style-name="Table2.A2" office:value-type="string">
            <text:p text:style-name="P18">オブジェクト</text:p>
          </table:table-cell>
          <table:table-cell table:style-name="Table2.D2" office:value-type="string">
            <text:p text:style-name="P18">指定されたオブジェクトがどのくらい回転しているかをラジアンで返す</text:p>
          </table:table-cell>
        </table:table-row>
        <table:table-row>
          <table:table-cell table:style-name="Table2.A2" office:value-type="string">
            <text:p text:style-name="P23">objGetTurnDegree</text:p>
          </table:table-cell>
          <table:table-cell table:style-name="Table2.A2" office:value-type="string">
            <text:p text:style-name="P18">オブジェクトの回転度数</text:p>
          </table:table-cell>
          <table:table-cell table:style-name="Table2.A2" office:value-type="string">
            <text:p text:style-name="P18">オブジェクト</text:p>
          </table:table-cell>
          <table:table-cell table:style-name="Table2.D2" office:value-type="string">
            <text:p text:style-name="P18">指定されたオブジェクトがどのくらい回転しているかを度数で返す</text:p>
          </table:table-cell>
        </table:table-row>
        <table:table-row>
          <table:table-cell table:style-name="Table2.A2" office:value-type="string">
            <text:p text:style-name="P23">objTrunRadian</text:p>
          </table:table-cell>
          <table:table-cell table:style-name="Table2.A2" office:value-type="string">
            <text:p text:style-name="P18"/>
          </table:table-cell>
          <table:table-cell table:style-name="Table2.A2" office:value-type="string">
            <text:p text:style-name="P18">１）オブジェクト</text:p>
            <text:p text:style-name="P18">２）ラジアンの値</text:p>
          </table:table-cell>
          <table:table-cell table:style-name="Table2.D2" office:value-type="string">
            <text:p text:style-name="P18">指定されたオブジェクトをラジアンの値で回転する。</text:p>
          </table:table-cell>
        </table:table-row>
        <table:table-row>
          <table:table-cell table:style-name="Table2.A2" office:value-type="string">
            <text:p text:style-name="P23">objTurnDegree</text:p>
          </table:table-cell>
          <table:table-cell table:style-name="Table2.A2" office:value-type="string">
            <text:p text:style-name="P18"/>
          </table:table-cell>
          <table:table-cell table:style-name="Table2.A2" office:value-type="string">
            <text:p text:style-name="P18">１）オブジェクト</text:p>
            <text:p text:style-name="P18">２）回転する度数</text:p>
          </table:table-cell>
          <table:table-cell table:style-name="Table2.D2" office:value-type="string">
            <text:p text:style-name="P18">指定されたオブジェクトを度数で回転する。</text:p>
          </table:table-cell>
        </table:table-row>
        <table:table-row>
          <table:table-cell table:style-name="Table2.A2" office:value-type="string">
            <text:p text:style-name="P23">objSetSize</text:p>
          </table:table-cell>
          <table:table-cell table:style-name="Table2.A2" office:value-type="string">
            <text:p text:style-name="P18"/>
          </table:table-cell>
          <table:table-cell table:style-name="Table2.A2" office:value-type="string">
            <text:p text:style-name="P18">１）オブジェクト</text:p>
            <text:p text:style-name="P18">２）新しいオブジェクトのサイズへの率</text:p>
          </table:table-cell>
          <table:table-cell table:style-name="Table2.D2" office:value-type="string">
            <text:p text:style-name="P18">指定されたオブジェクトのサイズを何倍にするかを指定する。</text:p>
          </table:table-cell>
        </table:table-row>
        <table:table-row>
          <table:table-cell table:style-name="Table2.A2" office:value-type="string">
            <text:p text:style-name="P23">objSetSW</text:p>
          </table:table-cell>
          <table:table-cell table:style-name="Table2.A2" office:value-type="string">
            <text:p text:style-name="P18"/>
          </table:table-cell>
          <table:table-cell table:style-name="Table2.A2" office:value-type="string">
            <text:p text:style-name="P18">１）オブジェクト</text:p>
            <text:p text:style-name="P18">２）新しい始点</text:p>
          </table:table-cell>
          <table:table-cell table:style-name="Table2.D2" office:value-type="string">
            <text:p text:style-name="P18">与えられたオブジェクトのX軸始点を指定する</text:p>
          </table:table-cell>
        </table:table-row>
        <table:table-row>
          <table:table-cell table:style-name="Table2.A2" office:value-type="string">
            <text:p text:style-name="P23">objSetSH</text:p>
          </table:table-cell>
          <table:table-cell table:style-name="Table2.A2" office:value-type="string">
            <text:p text:style-name="P18"/>
          </table:table-cell>
          <table:table-cell table:style-name="Table2.A2" office:value-type="string">
            <text:p text:style-name="P24">１）オブジェクト</text:p>
            <text:p text:style-name="P24">２）新しい始点</text:p>
          </table:table-cell>
          <table:table-cell table:style-name="Table2.D2" office:value-type="string">
            <text:p text:style-name="P24">与えられたオブジェクトのY軸始点を指定する</text:p>
          </table:table-cell>
        </table:table-row>
        <table:table-row>
          <table:table-cell table:style-name="Table2.A2" office:value-type="string">
            <text:p text:style-name="P23">objSetSX</text:p>
          </table:table-cell>
          <table:table-cell table:style-name="Table2.A2" office:value-type="string">
            <text:p text:style-name="P18"/>
          </table:table-cell>
          <table:table-cell table:style-name="Table2.A2" office:value-type="string">
            <text:p text:style-name="P24">１）オブジェクト</text:p>
            <text:p text:style-name="P24">２）新しい終点</text:p>
          </table:table-cell>
          <table:table-cell table:style-name="Table2.D2" office:value-type="string">
            <text:p text:style-name="P24">与えられたオブジェクトのX軸終点を指定する</text:p>
          </table:table-cell>
        </table:table-row>
        <table:table-row>
          <table:table-cell table:style-name="Table2.A2" office:value-type="string">
            <text:p text:style-name="P23">objSetSY</text:p>
          </table:table-cell>
          <table:table-cell table:style-name="Table2.A2" office:value-type="string">
            <text:p text:style-name="P18"/>
          </table:table-cell>
          <table:table-cell table:style-name="Table2.A2" office:value-type="string">
            <text:p text:style-name="P24">１）オブジェクト</text:p>
            <text:p text:style-name="P24">２）新しい終点</text:p>
          </table:table-cell>
          <table:table-cell table:style-name="Table2.D2" office:value-type="string">
            <text:p text:style-name="P24">与えられたオブジェクトのY軸終点を指定する</text:p>
          </table:table-cell>
        </table:table-row>
        <table:table-row>
          <table:table-cell table:style-name="Table2.A2" office:value-type="string">
            <text:p text:style-name="P23">objSetX</text:p>
          </table:table-cell>
          <table:table-cell table:style-name="Table2.A2" office:value-type="string">
            <text:p text:style-name="P18"/>
          </table:table-cell>
          <table:table-cell table:style-name="Table2.A2" office:value-type="string">
            <text:p text:style-name="P18">１）オブジェクト</text:p>
            <text:p text:style-name="P18">２）新しいX座標</text:p>
          </table:table-cell>
          <table:table-cell table:style-name="Table2.D2" office:value-type="string">
            <text:p text:style-name="P24">与えられたオブジェクトのX軸を指定する</text:p>
          </table:table-cell>
        </table:table-row>
        <table:table-row>
          <table:table-cell table:style-name="Table2.A2" office:value-type="string">
            <text:p text:style-name="P23">objSetY</text:p>
          </table:table-cell>
          <table:table-cell table:style-name="Table2.A2" office:value-type="string">
            <text:p text:style-name="P18"/>
          </table:table-cell>
          <table:table-cell table:style-name="Table2.A2" office:value-type="string">
            <text:p text:style-name="P18">１）オブジェクト</text:p>
            <text:p text:style-name="P18">２）新しいY座標</text:p>
          </table:table-cell>
          <table:table-cell table:style-name="Table2.D2" office:value-type="string">
            <text:p text:style-name="P24">与えられたオブジェクトのY軸を指定する</text:p>
          </table:table-cell>
        </table:table-row>
        <table:table-row>
          <table:table-cell table:style-name="Table2.A2" office:value-type="string">
            <text:p text:style-name="P25">objSetImageFromFile</text:p>
          </table:table-cell>
          <table:table-cell table:style-name="Table2.A2" office:value-type="string">
            <text:p text:style-name="P18"/>
          </table:table-cell>
          <table:table-cell table:style-name="Table2.A2" office:value-type="string">
            <text:p text:style-name="P18">１）オブジェクト</text:p>
            <text:p text:style-name="P18">２）ファイルへのパス</text:p>
          </table:table-cell>
          <table:table-cell table:style-name="Table2.D2" office:value-type="string">
            <text:p text:style-name="P24">与えられたオブジェクトの画像をファイルから新しく設定する</text:p>
          </table:table-cell>
        </table:table-row>
        <table:table-row>
          <table:table-cell table:style-name="Table2.A2" office:value-type="string">
            <text:p text:style-name="P25">objSetImage</text:p>
          </table:table-cell>
          <table:table-cell table:style-name="Table2.A2" office:value-type="string">
            <text:p text:style-name="P18"/>
          </table:table-cell>
          <table:table-cell table:style-name="Table2.A2" office:value-type="string">
            <text:p text:style-name="P18">１）オブジェクト</text:p>
            <text:p text:style-name="P18">２）イメージオブジェクト</text:p>
          </table:table-cell>
          <table:table-cell table:style-name="Table2.D2" office:value-type="string">
            <text:p text:style-name="P24">与えられたオブジェクトの画像を設定する</text:p>
          </table:table-cell>
        </table:table-row>
        <table:table-row>
          <table:table-cell table:style-name="Table2.A2" office:value-type="string">
            <text:p text:style-name="P25">objSetMouseListener</text:p>
          </table:table-cell>
          <table:table-cell table:style-name="Table2.A2" office:value-type="string">
            <text:p text:style-name="P18"/>
          </table:table-cell>
          <table:table-cell table:style-name="Table2.A2" office:value-type="string">
            <text:p text:style-name="P18">１）オブジェクト</text:p>
            <text:p text:style-name="P18">２）関数へのポインタ</text:p>
          </table:table-cell>
          <table:table-cell table:style-name="Table2.D2" office:value-type="string">
            <text:p text:style-name="P24">与えられたオブジェクトにマウスリスナーを設定する</text:p>
          </table:table-cell>
        </table:table-row>
        <table:table-row>
          <table:table-cell table:style-name="Table2.A2" office:value-type="string">
            <text:p text:style-name="P25">objRemoveMouseListener</text:p>
          </table:table-cell>
          <table:table-cell table:style-name="Table2.A2" office:value-type="string">
            <text:p text:style-name="P18"/>
          </table:table-cell>
          <table:table-cell table:style-name="Table2.A2" office:value-type="string">
            <text:p text:style-name="P18">１）オブジェクト</text:p>
            <text:p text:style-name="P18">２）関数へのポインタ</text:p>
          </table:table-cell>
          <table:table-cell table:style-name="Table2.D2" office:value-type="string">
            <text:p text:style-name="P24">与えられたオブジェクトから指定されたマウスリスナーを取り除く</text:p>
          </table:table-cell>
        </table:table-row>
        <text:soft-page-break/>
        <table:table-row>
          <table:table-cell table:style-name="Table2.A2" office:value-type="string">
            <text:p text:style-name="P25">objFinallize</text:p>
          </table:table-cell>
          <table:table-cell table:style-name="Table2.A2" office:value-type="string">
            <text:p text:style-name="P18"/>
          </table:table-cell>
          <table:table-cell table:style-name="Table2.A2" office:value-type="string">
            <text:p text:style-name="P18">オブジェクト</text:p>
          </table:table-cell>
          <table:table-cell table:style-name="Table2.D2" office:value-type="string">
            <text:p text:style-name="P18">与えられたオブジェクトを破棄する</text:p>
          </table:table-cell>
        </table:table-row>
        <table:table-row>
          <table:table-cell table:style-name="Table2.A2" office:value-type="string">
            <text:p text:style-name="P25">phyInit</text:p>
          </table:table-cell>
          <table:table-cell table:style-name="Table2.A2" office:value-type="string">
            <text:p text:style-name="P18">新しい<text:span text:style-name="T9">lapiphyオブジェクト</text:span></text:p>
          </table:table-cell>
          <table:table-cell table:style-name="Table2.A2" office:value-type="string">
            <text:p text:style-name="P28">１）lapiphyの生成に使用するlapiobj</text:p>
            <text:p text:style-name="P28">２）lapiphyオブジェクトの名前、ターゲットの指定に使用される</text:p>
          </table:table-cell>
          <table:table-cell table:style-name="Table2.D2" office:value-type="string">
            <text:p text:style-name="P28">lapiphyを与えられたオブジェクトから生成する</text:p>
          </table:table-cell>
        </table:table-row>
        <table:table-row>
          <table:table-cell table:style-name="Table2.A2" office:value-type="string">
            <text:p text:style-name="P25">phyGetFlag</text:p>
          </table:table-cell>
          <table:table-cell table:style-name="Table2.A2" office:value-type="string">
            <text:p text:style-name="P28">lapiphy内部のflag</text:p>
          </table:table-cell>
          <table:table-cell table:style-name="Table2.A2" office:value-type="string">
            <text:p text:style-name="P29">オブジェクト</text:p>
          </table:table-cell>
          <table:table-cell table:style-name="Table2.D2" office:value-type="string">
            <text:p text:style-name="P29">lapiphyよりflagを取り出す。（高度な知識を持ったユーザ用）</text:p>
          </table:table-cell>
        </table:table-row>
        <table:table-row>
          <table:table-cell table:style-name="Table2.A2" office:value-type="string">
            <text:p text:style-name="P25">phyMoveVector</text:p>
          </table:table-cell>
          <table:table-cell table:style-name="Table2.A2" office:value-type="string">
            <text:p text:style-name="P18"/>
          </table:table-cell>
          <table:table-cell table:style-name="Table2.A2" office:value-type="string">
            <text:p text:style-name="P18">１）オブジェクト</text:p>
            <text:p text:style-name="P18">２）移動したい長さ<text:span text:style-name="T10">(X)</text:span></text:p>
            <text:p text:style-name="P18">３）移動したしたい長さ<text:span text:style-name="T10">(Y)</text:span></text:p>
          </table:table-cell>
          <table:table-cell table:style-name="Table2.D2" office:value-type="string">
            <text:p text:style-name="P18">１秒間に何ピクセル動くかを指定する。<text:span text:style-name="T11">(pixel/second)</text:span></text:p>
            <text:p text:style-name="P18">オブジェクトにベクトルを与える。</text:p>
          </table:table-cell>
        </table:table-row>
        <table:table-row>
          <table:table-cell table:style-name="Table2.A2" office:value-type="string">
            <text:p text:style-name="P25">phyMoveTo</text:p>
          </table:table-cell>
          <table:table-cell table:style-name="Table2.A2" office:value-type="string">
            <text:p text:style-name="P18"/>
          </table:table-cell>
          <table:table-cell table:style-name="Table2.A2" office:value-type="string">
            <text:p text:style-name="P18">１）オブジェクト</text:p>
            <text:p text:style-name="P18">２）移動したい座標<text:span text:style-name="T12">(X)</text:span></text:p>
            <text:p text:style-name="P18">３）移動したい座標<text:span text:style-name="T12">(Y)</text:span></text:p>
            <text:p text:style-name="P18">４）移動にかかる時間<text:span text:style-name="T12">(秒)</text:span></text:p>
          </table:table-cell>
          <table:table-cell table:style-name="Table2.D2" office:value-type="string">
            <text:p text:style-name="P18">指定された秒数の間に、指定された座標まで移動する。</text:p>
          </table:table-cell>
        </table:table-row>
        <table:table-row>
          <table:table-cell table:style-name="Table2.A2" office:value-type="string">
            <text:p text:style-name="P25">phyTurnToRadian</text:p>
          </table:table-cell>
          <table:table-cell table:style-name="Table2.A2" office:value-type="string">
            <text:p text:style-name="P18"/>
          </table:table-cell>
          <table:table-cell table:style-name="Table2.A2" office:value-type="string">
            <text:p text:style-name="P18">１）オブジェクト</text:p>
            <text:p text:style-name="P18">２）回転する大きさ<text:span text:style-name="T12">(ラジアン)</text:span></text:p>
            <text:p text:style-name="P18">３）回転にかかる秒数</text:p>
          </table:table-cell>
          <table:table-cell table:style-name="Table2.D2" office:value-type="string">
            <text:p text:style-name="P18">回転する大きさを指定し、その回転にかかる時間も指定する。</text:p>
          </table:table-cell>
        </table:table-row>
        <table:table-row>
          <table:table-cell table:style-name="Table2.A2" office:value-type="string">
            <text:p text:style-name="P25">phyTurnToDegree</text:p>
          </table:table-cell>
          <table:table-cell table:style-name="Table2.A2" office:value-type="string">
            <text:p text:style-name="P18"/>
          </table:table-cell>
          <table:table-cell table:style-name="Table2.A2" office:value-type="string">
            <text:p text:style-name="P18">１）オブジェクト</text:p>
            <text:p text:style-name="P30">２）回転する大きさ(度数)</text:p>
            <text:p text:style-name="P30">３）回転にかかる秒数</text:p>
          </table:table-cell>
          <table:table-cell table:style-name="Table2.D2" office:value-type="string">
            <text:p text:style-name="P31">回転する大きさを指定し、その回転にかかる時間も指定する。</text:p>
          </table:table-cell>
        </table:table-row>
        <table:table-row>
          <table:table-cell table:style-name="Table2.A2" office:value-type="string">
            <text:p text:style-name="P25">phyTurnRadian</text:p>
          </table:table-cell>
          <table:table-cell table:style-name="Table2.A2" office:value-type="string">
            <text:p text:style-name="P18"/>
          </table:table-cell>
          <table:table-cell table:style-name="Table2.A2" office:value-type="string">
            <text:p text:style-name="P18">１）オブジェクト</text:p>
            <text:p text:style-name="P18">２）角速度<text:span text:style-name="T13">(radian/second)</text:span></text:p>
          </table:table-cell>
          <table:table-cell table:style-name="Table2.D2" office:value-type="string">
            <text:p text:style-name="P18">オブジェクトの角速度をラジアンで指定する</text:p>
          </table:table-cell>
        </table:table-row>
        <table:table-row>
          <table:table-cell table:style-name="Table2.A2" office:value-type="string">
            <text:p text:style-name="P25">phyTurnDegree</text:p>
          </table:table-cell>
          <table:table-cell table:style-name="Table2.A2" office:value-type="string">
            <text:p text:style-name="P18"/>
          </table:table-cell>
          <table:table-cell table:style-name="Table2.A2" office:value-type="string">
            <text:p text:style-name="P18">１）オブジェクト</text:p>
            <text:p text:style-name="P18">２）角速度<text:span text:style-name="T13">(degree/second)</text:span></text:p>
          </table:table-cell>
          <table:table-cell table:style-name="Table2.D2" office:value-type="string">
            <text:p text:style-name="P18">オブジェクトの角速度を度数で指定する</text:p>
          </table:table-cell>
        </table:table-row>
        <table:table-row>
          <table:table-cell table:style-name="Table2.A2" office:value-type="string">
            <text:p text:style-name="P25">phyMoveStop</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SetHitListener</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HitListener</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SetName</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ext:soft-page-break/>
        <table:table-row>
          <table:table-cell table:style-name="Table2.A2" office:value-type="string">
            <text:p text:style-name="P25">phyAddTarget</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style-name="Table2.61">
          <table:table-cell table:style-name="Table2.A2" office:value-type="string">
            <text:p text:style-name="P25">phyGetX</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Y</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XCenter</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YCenter</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Width</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Height</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Name</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Targets</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TargetsCount</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GetlapiObject</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5">phyDisableDefaultCollisionBehaviour</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6">phyDisableCollision</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6">phyDisableMovement</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row>
          <table:table-cell table:style-name="Table2.A2" office:value-type="string">
            <text:p text:style-name="P27">phyFinalize</text:p>
          </table:table-cell>
          <table:table-cell table:style-name="Table2.A2" office:value-type="string">
            <text:p text:style-name="P18"/>
          </table:table-cell>
          <table:table-cell table:style-name="Table2.A2" office:value-type="string">
            <text:p text:style-name="P18"/>
          </table:table-cell>
          <table:table-cell table:style-name="Table2.D2" office:value-type="string">
            <text:p text:style-name="P18"/>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onospace" svg:font-family="monospace"/>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Droid Sans Japanese" svg:font-family="'Droid Sans Japan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9:30:31.119015947</meta:creation-date>
    <dc:date>2017-06-28T14:24:38.963540439</dc:date>
    <meta:editing-duration>PT1H20M28S</meta:editing-duration>
    <meta:editing-cycles>25</meta:editing-cycles>
    <meta:generator>LibreOffice/5.2.7.2$Linux_X86_64 LibreOffice_project/20$Build-2</meta:generator>
    <meta:document-statistic meta:table-count="2" meta:image-count="0" meta:object-count="0" meta:page-count="8" meta:paragraph-count="332" meta:word-count="2954" meta:character-count="6605" meta:non-whitespace-character-count="6425"/>
  </office:meta>
</office:document-meta>
</file>